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bjet</text:p>
          </table:table-cell>
          <table:table-cell office:value-type="string" calcext:value-type="string">
            <text:p>indice rareté</text:p>
          </table:table-cell>
          <table:table-cell office:value-type="string" calcext:value-type="string">
            <text:p>inverse indice rareté</text:p>
          </table:table-cell>
          <table:table-cell office:value-type="string" calcext:value-type="string">
            <text:p>prorata probabilité</text:p>
          </table:table-cell>
          <table:table-cell/>
          <table:table-cell office:value-type="string" calcext:value-type="string">
            <text:p>cumul</text:p>
          </table:table-cell>
          <table:table-cell office:value-type="string" calcext:value-type="string">
            <text:p>inférieur à aléa</text:p>
          </table:table-cell>
          <table:table-cell office:value-type="string" calcext:value-type="string">
            <text:p>aléa</text:p>
          </table:table-cell>
        </table:table-row>
        <table:table-row table:style-name="ro1">
          <table:table-cell office:value-type="string" calcext:value-type="string">
            <text:p>Body Guard</text:p>
          </table:table-cell>
          <table:table-cell office:value-type="float" office:value="10" calcext:value-type="float">
            <text:p>10</text:p>
          </table:table-cell>
          <table:table-cell table:formula="of:=1/[.B2]" office:value-type="float" office:value="0.1" calcext:value-type="float">
            <text:p>0,1</text:p>
          </table:table-cell>
          <table:table-cell table:formula="of:=1/[.E$39]*[.C2]" office:value-type="float" office:value="0.161669528463875" calcext:value-type="float">
            <text:p>0,161669528463875</text:p>
          </table:table-cell>
          <table:table-cell/>
          <table:table-cell table:formula="of:=[.D2]" office:value-type="float" office:value="0.161669528463875" calcext:value-type="float">
            <text:p>0,161669528463875</text:p>
          </table:table-cell>
          <table:table-cell table:formula="of:=IF([.F2]&lt;[.H$2];&quot;OK&quot;;&quot;KO&quot;)" office:value-type="string" office:string-value="OK" calcext:value-type="string">
            <text:p>OK</text:p>
          </table:table-cell>
          <table:table-cell table:formula="of:=RAND()" office:value-type="float" office:value="0.182763682280532" calcext:value-type="float">
            <text:p>0,182763682280532</text:p>
          </table:table-cell>
        </table:table-row>
        <table:table-row table:style-name="ro2">
          <table:table-cell office:value-type="string" calcext:value-type="string">
            <text:p>Ouaiche t’es relou</text:p>
          </table:table-cell>
          <table:table-cell office:value-type="float" office:value="10" calcext:value-type="float">
            <text:p>10</text:p>
          </table:table-cell>
          <table:table-cell table:formula="of:=1/[.B3]" office:value-type="float" office:value="0.1" calcext:value-type="float">
            <text:p>0,1</text:p>
          </table:table-cell>
          <table:table-cell table:formula="of:=1/[.E$39]*[.C3]" office:value-type="float" office:value="0.161669528463875" calcext:value-type="float">
            <text:p>0,161669528463875</text:p>
          </table:table-cell>
          <table:table-cell/>
          <table:table-cell table:style-name="ce2" table:formula="of:=[.D3]+[.F2]" office:value-type="float" office:value="0.323339056927751" calcext:value-type="float">
            <text:p>0,323339056927751</text:p>
          </table:table-cell>
          <table:table-cell table:formula="of:=IF([.F3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Pala-Pillone</text:p>
          </table:table-cell>
          <table:table-cell office:value-type="float" office:value="10" calcext:value-type="float">
            <text:p>10</text:p>
          </table:table-cell>
          <table:table-cell table:formula="of:=1/[.B4]" office:value-type="float" office:value="0.1" calcext:value-type="float">
            <text:p>0,1</text:p>
          </table:table-cell>
          <table:table-cell table:formula="of:=1/[.E$39]*[.C4]" office:value-type="float" office:value="0.161669528463875" calcext:value-type="float">
            <text:p>0,161669528463875</text:p>
          </table:table-cell>
          <table:table-cell/>
          <table:table-cell table:style-name="ce2" table:formula="of:=[.D4]+[.F3]" office:value-type="float" office:value="0.485008585391626" calcext:value-type="float">
            <text:p>0,485008585391626</text:p>
          </table:table-cell>
          <table:table-cell table:formula="of:=IF([.F4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Fish and Chips</text:p>
          </table:table-cell>
          <table:table-cell office:value-type="float" office:value="20" calcext:value-type="float">
            <text:p>20</text:p>
          </table:table-cell>
          <table:table-cell table:formula="of:=1/[.B5]" office:value-type="float" office:value="0.05" calcext:value-type="float">
            <text:p>0,05</text:p>
          </table:table-cell>
          <table:table-cell table:formula="of:=1/[.E$39]*[.C5]" office:value-type="float" office:value="0.0808347642319377" calcext:value-type="float">
            <text:p>0,080834764231938</text:p>
          </table:table-cell>
          <table:table-cell/>
          <table:table-cell table:style-name="ce2" table:formula="of:=[.D5]+[.F4]" office:value-type="float" office:value="0.565843349623564" calcext:value-type="float">
            <text:p>0,565843349623564</text:p>
          </table:table-cell>
          <table:table-cell table:formula="of:=IF([.F5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Puits</text:p>
          </table:table-cell>
          <table:table-cell office:value-type="float" office:value="30" calcext:value-type="float">
            <text:p>30</text:p>
          </table:table-cell>
          <table:table-cell table:formula="of:=1/[.B6]" office:value-type="float" office:value="0.0333333333333333" calcext:value-type="float">
            <text:p>0,033333333333333</text:p>
          </table:table-cell>
          <table:table-cell table:formula="of:=1/[.E$39]*[.C6]" office:value-type="float" office:value="0.0538898428212918" calcext:value-type="float">
            <text:p>0,053889842821292</text:p>
          </table:table-cell>
          <table:table-cell/>
          <table:table-cell table:style-name="ce2" table:formula="of:=[.D6]+[.F5]" office:value-type="float" office:value="0.619733192444856" calcext:value-type="float">
            <text:p>0,619733192444856</text:p>
          </table:table-cell>
          <table:table-cell table:formula="of:=IF([.F6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Ruée vers les minerais</text:p>
          </table:table-cell>
          <table:table-cell office:value-type="float" office:value="30" calcext:value-type="float">
            <text:p>30</text:p>
          </table:table-cell>
          <table:table-cell table:formula="of:=1/[.B7]" office:value-type="float" office:value="0.0333333333333333" calcext:value-type="float">
            <text:p>0,033333333333333</text:p>
          </table:table-cell>
          <table:table-cell table:formula="of:=1/[.E$39]*[.C7]" office:value-type="float" office:value="0.0538898428212918" calcext:value-type="float">
            <text:p>0,053889842821292</text:p>
          </table:table-cell>
          <table:table-cell/>
          <table:table-cell table:style-name="ce2" table:formula="of:=[.D7]+[.F6]" office:value-type="float" office:value="0.673623035266148" calcext:value-type="float">
            <text:p>0,673623035266148</text:p>
          </table:table-cell>
          <table:table-cell table:formula="of:=IF([.F7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Jimmy Hendyx</text:p>
          </table:table-cell>
          <table:table-cell office:value-type="float" office:value="50" calcext:value-type="float">
            <text:p>50</text:p>
          </table:table-cell>
          <table:table-cell table:formula="of:=1/[.B8]" office:value-type="float" office:value="0.02" calcext:value-type="float">
            <text:p>0,02</text:p>
          </table:table-cell>
          <table:table-cell table:formula="of:=1/[.E$39]*[.C8]" office:value-type="float" office:value="0.0323339056927751" calcext:value-type="float">
            <text:p>0,032333905692775</text:p>
          </table:table-cell>
          <table:table-cell/>
          <table:table-cell table:style-name="ce2" table:formula="of:=[.D8]+[.F7]" office:value-type="float" office:value="0.705956940958923" calcext:value-type="float">
            <text:p>0,705956940958923</text:p>
          </table:table-cell>
          <table:table-cell table:formula="of:=IF([.F8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Mineral Shower</text:p>
          </table:table-cell>
          <table:table-cell office:value-type="float" office:value="50" calcext:value-type="float">
            <text:p>50</text:p>
          </table:table-cell>
          <table:table-cell table:formula="of:=1/[.B9]" office:value-type="float" office:value="0.02" calcext:value-type="float">
            <text:p>0,02</text:p>
          </table:table-cell>
          <table:table-cell table:formula="of:=1/[.E$39]*[.C9]" office:value-type="float" office:value="0.0323339056927751" calcext:value-type="float">
            <text:p>0,032333905692775</text:p>
          </table:table-cell>
          <table:table-cell/>
          <table:table-cell table:style-name="ce2" table:formula="of:=[.D9]+[.F8]" office:value-type="float" office:value="0.738290846651698" calcext:value-type="float">
            <text:p>0,738290846651698</text:p>
          </table:table-cell>
          <table:table-cell table:formula="of:=IF([.F9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Nez en trompette</text:p>
          </table:table-cell>
          <table:table-cell office:value-type="float" office:value="50" calcext:value-type="float">
            <text:p>50</text:p>
          </table:table-cell>
          <table:table-cell table:formula="of:=1/[.B10]" office:value-type="float" office:value="0.02" calcext:value-type="float">
            <text:p>0,02</text:p>
          </table:table-cell>
          <table:table-cell table:formula="of:=1/[.E$39]*[.C10]" office:value-type="float" office:value="0.0323339056927751" calcext:value-type="float">
            <text:p>0,032333905692775</text:p>
          </table:table-cell>
          <table:table-cell/>
          <table:table-cell table:style-name="ce2" table:formula="of:=[.D10]+[.F9]" office:value-type="float" office:value="0.770624752344473" calcext:value-type="float">
            <text:p>0,770624752344473</text:p>
          </table:table-cell>
          <table:table-cell table:formula="of:=IF([.F10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50" calcext:value-type="float">
            <text:p>50</text:p>
          </table:table-cell>
          <table:table-cell table:formula="of:=1/[.B11]" office:value-type="float" office:value="0.02" calcext:value-type="float">
            <text:p>0,02</text:p>
          </table:table-cell>
          <table:table-cell table:formula="of:=1/[.E$39]*[.C11]" office:value-type="float" office:value="0.0323339056927751" calcext:value-type="float">
            <text:p>0,032333905692775</text:p>
          </table:table-cell>
          <table:table-cell/>
          <table:table-cell table:style-name="ce2" table:formula="of:=[.D11]+[.F10]" office:value-type="float" office:value="0.802958658037248" calcext:value-type="float">
            <text:p>0,802958658037248</text:p>
          </table:table-cell>
          <table:table-cell table:formula="of:=IF([.F11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Walk in Music</text:p>
          </table:table-cell>
          <table:table-cell office:value-type="float" office:value="50" calcext:value-type="float">
            <text:p>50</text:p>
          </table:table-cell>
          <table:table-cell table:formula="of:=1/[.B12]" office:value-type="float" office:value="0.02" calcext:value-type="float">
            <text:p>0,02</text:p>
          </table:table-cell>
          <table:table-cell table:formula="of:=1/[.E$39]*[.C12]" office:value-type="float" office:value="0.0323339056927751" calcext:value-type="float">
            <text:p>0,032333905692775</text:p>
          </table:table-cell>
          <table:table-cell/>
          <table:table-cell table:style-name="ce2" table:formula="of:=[.D12]+[.F11]" office:value-type="float" office:value="0.835292563730023" calcext:value-type="float">
            <text:p>0,835292563730023</text:p>
          </table:table-cell>
          <table:table-cell table:formula="of:=IF([.F12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Wow Bg</text:p>
          </table:table-cell>
          <table:table-cell office:value-type="float" office:value="50" calcext:value-type="float">
            <text:p>50</text:p>
          </table:table-cell>
          <table:table-cell table:formula="of:=1/[.B13]" office:value-type="float" office:value="0.02" calcext:value-type="float">
            <text:p>0,02</text:p>
          </table:table-cell>
          <table:table-cell table:formula="of:=1/[.E$39]*[.C13]" office:value-type="float" office:value="0.0323339056927751" calcext:value-type="float">
            <text:p>0,032333905692775</text:p>
          </table:table-cell>
          <table:table-cell/>
          <table:table-cell table:style-name="ce2" table:formula="of:=[.D13]+[.F12]" office:value-type="float" office:value="0.867626469422798" calcext:value-type="float">
            <text:p>0,867626469422798</text:p>
          </table:table-cell>
          <table:table-cell table:formula="of:=IF([.F13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Spawner</text:p>
          </table:table-cell>
          <table:table-cell office:value-type="float" office:value="100" calcext:value-type="float">
            <text:p>100</text:p>
          </table:table-cell>
          <table:table-cell table:formula="of:=1/[.B14]" office:value-type="float" office:value="0.01" calcext:value-type="float">
            <text:p>0,01</text:p>
          </table:table-cell>
          <table:table-cell table:formula="of:=1/[.E$39]*[.C14]" office:value-type="float" office:value="0.0161669528463875" calcext:value-type="float">
            <text:p>0,016166952846388</text:p>
          </table:table-cell>
          <table:table-cell/>
          <table:table-cell table:style-name="ce2" table:formula="of:=[.D14]+[.F13]" office:value-type="float" office:value="0.883793422269185" calcext:value-type="float">
            <text:p>0,883793422269185</text:p>
          </table:table-cell>
          <table:table-cell table:formula="of:=IF([.F14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20 000 lieux</text:p>
          </table:table-cell>
          <table:table-cell office:value-type="float" office:value="150" calcext:value-type="float">
            <text:p>150</text:p>
          </table:table-cell>
          <table:table-cell table:formula="of:=1/[.B15]" office:value-type="float" office:value="0.00666666666666667" calcext:value-type="float">
            <text:p>0,006666666666667</text:p>
          </table:table-cell>
          <table:table-cell table:formula="of:=1/[.E$39]*[.C15]" office:value-type="float" office:value="0.0107779685642584" calcext:value-type="float">
            <text:p>0,010777968564258</text:p>
          </table:table-cell>
          <table:table-cell/>
          <table:table-cell table:style-name="ce2" table:formula="of:=[.D15]+[.F14]" office:value-type="float" office:value="0.894571390833444" calcext:value-type="float">
            <text:p>0,894571390833444</text:p>
          </table:table-cell>
          <table:table-cell table:formula="of:=IF([.F15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Analyste</text:p>
          </table:table-cell>
          <table:table-cell office:value-type="float" office:value="150" calcext:value-type="float">
            <text:p>150</text:p>
          </table:table-cell>
          <table:table-cell table:formula="of:=1/[.B16]" office:value-type="float" office:value="0.00666666666666667" calcext:value-type="float">
            <text:p>0,006666666666667</text:p>
          </table:table-cell>
          <table:table-cell table:formula="of:=1/[.E$39]*[.C16]" office:value-type="float" office:value="0.0107779685642584" calcext:value-type="float">
            <text:p>0,010777968564258</text:p>
          </table:table-cell>
          <table:table-cell/>
          <table:table-cell table:style-name="ce2" table:formula="of:=[.D16]+[.F15]" office:value-type="float" office:value="0.905349359397702" calcext:value-type="float">
            <text:p>0,905349359397702</text:p>
          </table:table-cell>
          <table:table-cell table:formula="of:=IF([.F16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Expala-osion</text:p>
          </table:table-cell>
          <table:table-cell office:value-type="float" office:value="150" calcext:value-type="float">
            <text:p>150</text:p>
          </table:table-cell>
          <table:table-cell table:formula="of:=1/[.B17]" office:value-type="float" office:value="0.00666666666666667" calcext:value-type="float">
            <text:p>0,006666666666667</text:p>
          </table:table-cell>
          <table:table-cell table:formula="of:=1/[.E$39]*[.C17]" office:value-type="float" office:value="0.0107779685642584" calcext:value-type="float">
            <text:p>0,010777968564258</text:p>
          </table:table-cell>
          <table:table-cell/>
          <table:table-cell table:style-name="ce2" table:formula="of:=[.D17]+[.F16]" office:value-type="float" office:value="0.916127327961961" calcext:value-type="float">
            <text:p>0,916127327961961</text:p>
          </table:table-cell>
          <table:table-cell table:formula="of:=IF([.F17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Fake TNT</text:p>
          </table:table-cell>
          <table:table-cell office:value-type="float" office:value="150" calcext:value-type="float">
            <text:p>150</text:p>
          </table:table-cell>
          <table:table-cell table:formula="of:=1/[.B18]" office:value-type="float" office:value="0.00666666666666667" calcext:value-type="float">
            <text:p>0,006666666666667</text:p>
          </table:table-cell>
          <table:table-cell table:formula="of:=1/[.E$39]*[.C18]" office:value-type="float" office:value="0.0107779685642584" calcext:value-type="float">
            <text:p>0,010777968564258</text:p>
          </table:table-cell>
          <table:table-cell/>
          <table:table-cell table:style-name="ce2" table:formula="of:=[.D18]+[.F17]" office:value-type="float" office:value="0.926905296526219" calcext:value-type="float">
            <text:p>0,926905296526219</text:p>
          </table:table-cell>
          <table:table-cell table:formula="of:=IF([.F18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Hook hook jab</text:p>
          </table:table-cell>
          <table:table-cell office:value-type="float" office:value="150" calcext:value-type="float">
            <text:p>150</text:p>
          </table:table-cell>
          <table:table-cell table:formula="of:=1/[.B19]" office:value-type="float" office:value="0.00666666666666667" calcext:value-type="float">
            <text:p>0,006666666666667</text:p>
          </table:table-cell>
          <table:table-cell table:formula="of:=1/[.E$39]*[.C19]" office:value-type="float" office:value="0.0107779685642584" calcext:value-type="float">
            <text:p>0,010777968564258</text:p>
          </table:table-cell>
          <table:table-cell/>
          <table:table-cell table:style-name="ce2" table:formula="of:=[.D19]+[.F18]" office:value-type="float" office:value="0.937683265090477" calcext:value-type="float">
            <text:p>0,937683265090477</text:p>
          </table:table-cell>
          <table:table-cell table:formula="of:=IF([.F19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Pyrobarbare</text:p>
          </table:table-cell>
          <table:table-cell office:value-type="float" office:value="150" calcext:value-type="float">
            <text:p>150</text:p>
          </table:table-cell>
          <table:table-cell table:formula="of:=1/[.B20]" office:value-type="float" office:value="0.00666666666666667" calcext:value-type="float">
            <text:p>0,006666666666667</text:p>
          </table:table-cell>
          <table:table-cell table:formula="of:=1/[.E$39]*[.C20]" office:value-type="float" office:value="0.0107779685642584" calcext:value-type="float">
            <text:p>0,010777968564258</text:p>
          </table:table-cell>
          <table:table-cell/>
          <table:table-cell table:style-name="ce2" table:formula="of:=[.D20]+[.F19]" office:value-type="float" office:value="0.948461233654736" calcext:value-type="float">
            <text:p>0,948461233654736</text:p>
          </table:table-cell>
          <table:table-cell table:formula="of:=IF([.F20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Caballo de la muerte</text:p>
          </table:table-cell>
          <table:table-cell office:value-type="float" office:value="200" calcext:value-type="float">
            <text:p>200</text:p>
          </table:table-cell>
          <table:table-cell table:formula="of:=1/[.B21]" office:value-type="float" office:value="0.005" calcext:value-type="float">
            <text:p>0,005</text:p>
          </table:table-cell>
          <table:table-cell table:formula="of:=1/[.E$39]*[.C21]" office:value-type="float" office:value="0.00808347642319377" calcext:value-type="float">
            <text:p>0,008083476423194</text:p>
          </table:table-cell>
          <table:table-cell/>
          <table:table-cell table:style-name="ce2" table:formula="of:=[.D21]+[.F20]" office:value-type="float" office:value="0.95654471007793" calcext:value-type="float">
            <text:p>0,95654471007793</text:p>
          </table:table-cell>
          <table:table-cell table:formula="of:=IF([.F21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Diamond Beacon</text:p>
          </table:table-cell>
          <table:table-cell office:value-type="float" office:value="200" calcext:value-type="float">
            <text:p>200</text:p>
          </table:table-cell>
          <table:table-cell table:formula="of:=1/[.B22]" office:value-type="float" office:value="0.005" calcext:value-type="float">
            <text:p>0,005</text:p>
          </table:table-cell>
          <table:table-cell table:formula="of:=1/[.E$39]*[.C22]" office:value-type="float" office:value="0.00808347642319377" calcext:value-type="float">
            <text:p>0,008083476423194</text:p>
          </table:table-cell>
          <table:table-cell/>
          <table:table-cell table:style-name="ce2" table:formula="of:=[.D22]+[.F21]" office:value-type="float" office:value="0.964628186501123" calcext:value-type="float">
            <text:p>0,964628186501123</text:p>
          </table:table-cell>
          <table:table-cell table:formula="of:=IF([.F22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Princesse</text:p>
          </table:table-cell>
          <table:table-cell office:value-type="float" office:value="200" calcext:value-type="float">
            <text:p>200</text:p>
          </table:table-cell>
          <table:table-cell table:formula="of:=1/[.B23]" office:value-type="float" office:value="0.005" calcext:value-type="float">
            <text:p>0,005</text:p>
          </table:table-cell>
          <table:table-cell table:formula="of:=1/[.E$39]*[.C23]" office:value-type="float" office:value="0.00808347642319377" calcext:value-type="float">
            <text:p>0,008083476423194</text:p>
          </table:table-cell>
          <table:table-cell/>
          <table:table-cell table:style-name="ce2" table:formula="of:=[.D23]+[.F22]" office:value-type="float" office:value="0.972711662924317" calcext:value-type="float">
            <text:p>0,972711662924317</text:p>
          </table:table-cell>
          <table:table-cell table:formula="of:=IF([.F23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Amethyste Beacon</text:p>
          </table:table-cell>
          <table:table-cell office:value-type="float" office:value="400" calcext:value-type="float">
            <text:p>400</text:p>
          </table:table-cell>
          <table:table-cell table:formula="of:=1/[.B24]" office:value-type="float" office:value="0.0025" calcext:value-type="float">
            <text:p>0,0025</text:p>
          </table:table-cell>
          <table:table-cell table:formula="of:=1/[.E$39]*[.C24]" office:value-type="float" office:value="0.00404173821159688" calcext:value-type="float">
            <text:p>0,004041738211597</text:p>
          </table:table-cell>
          <table:table-cell/>
          <table:table-cell table:style-name="ce2" table:formula="of:=[.D24]+[.F23]" office:value-type="float" office:value="0.976753401135914" calcext:value-type="float">
            <text:p>0,976753401135914</text:p>
          </table:table-cell>
          <table:table-cell table:formula="of:=IF([.F24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Endium Beacon</text:p>
          </table:table-cell>
          <table:table-cell office:value-type="float" office:value="400" calcext:value-type="float">
            <text:p>400</text:p>
          </table:table-cell>
          <table:table-cell table:formula="of:=1/[.B25]" office:value-type="float" office:value="0.0025" calcext:value-type="float">
            <text:p>0,0025</text:p>
          </table:table-cell>
          <table:table-cell table:formula="of:=1/[.E$39]*[.C25]" office:value-type="float" office:value="0.00404173821159688" calcext:value-type="float">
            <text:p>0,004041738211597</text:p>
          </table:table-cell>
          <table:table-cell/>
          <table:table-cell table:style-name="ce2" table:formula="of:=[.D25]+[.F24]" office:value-type="float" office:value="0.980795139347511" calcext:value-type="float">
            <text:p>0,980795139347511</text:p>
          </table:table-cell>
          <table:table-cell table:formula="of:=IF([.F25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Fast Learner</text:p>
          </table:table-cell>
          <table:table-cell office:value-type="float" office:value="500" calcext:value-type="float">
            <text:p>500</text:p>
          </table:table-cell>
          <table:table-cell table:formula="of:=1/[.B26]" office:value-type="float" office:value="0.002" calcext:value-type="float">
            <text:p>0,002</text:p>
          </table:table-cell>
          <table:table-cell table:formula="of:=1/[.E$39]*[.C26]" office:value-type="float" office:value="0.00323339056927751" calcext:value-type="float">
            <text:p>0,003233390569278</text:p>
          </table:table-cell>
          <table:table-cell/>
          <table:table-cell table:style-name="ce2" table:formula="of:=[.D26]+[.F25]" office:value-type="float" office:value="0.984028529916788" calcext:value-type="float">
            <text:p>0,984028529916788</text:p>
          </table:table-cell>
          <table:table-cell table:formula="of:=IF([.F26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Titane Beacon</text:p>
          </table:table-cell>
          <table:table-cell office:value-type="float" office:value="800" calcext:value-type="float">
            <text:p>800</text:p>
          </table:table-cell>
          <table:table-cell table:formula="of:=1/[.B27]" office:value-type="float" office:value="0.00125" calcext:value-type="float">
            <text:p>0,00125</text:p>
          </table:table-cell>
          <table:table-cell table:formula="of:=1/[.E$39]*[.C27]" office:value-type="float" office:value="0.00202086910579844" calcext:value-type="float">
            <text:p>0,002020869105798</text:p>
          </table:table-cell>
          <table:table-cell/>
          <table:table-cell table:style-name="ce2" table:formula="of:=[.D27]+[.F26]" office:value-type="float" office:value="0.986049399022587" calcext:value-type="float">
            <text:p>0,986049399022587</text:p>
          </table:table-cell>
          <table:table-cell table:formula="of:=IF([.F27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Explosif</text:p>
          </table:table-cell>
          <table:table-cell office:value-type="float" office:value="900" calcext:value-type="float">
            <text:p>900</text:p>
          </table:table-cell>
          <table:table-cell table:formula="of:=1/[.B28]" office:value-type="float" office:value="0.00111111111111111" calcext:value-type="float">
            <text:p>0,001111111111111</text:p>
          </table:table-cell>
          <table:table-cell table:formula="of:=1/[.E$39]*[.C28]" office:value-type="float" office:value="0.00179632809404306" calcext:value-type="float">
            <text:p>0,001796328094043</text:p>
          </table:table-cell>
          <table:table-cell/>
          <table:table-cell table:style-name="ce2" table:formula="of:=[.D28]+[.F27]" office:value-type="float" office:value="0.98784572711663" calcext:value-type="float">
            <text:p>0,98784572711663</text:p>
          </table:table-cell>
          <table:table-cell table:formula="of:=IF([.F28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T’es chanceux wesh</text:p>
          </table:table-cell>
          <table:table-cell office:value-type="float" office:value="900" calcext:value-type="float">
            <text:p>900</text:p>
          </table:table-cell>
          <table:table-cell table:formula="of:=1/[.B29]" office:value-type="float" office:value="0.00111111111111111" calcext:value-type="float">
            <text:p>0,001111111111111</text:p>
          </table:table-cell>
          <table:table-cell table:formula="of:=1/[.E$39]*[.C29]" office:value-type="float" office:value="0.00179632809404306" calcext:value-type="float">
            <text:p>0,001796328094043</text:p>
          </table:table-cell>
          <table:table-cell/>
          <table:table-cell table:style-name="ce2" table:formula="of:=[.D29]+[.F28]" office:value-type="float" office:value="0.989642055210673" calcext:value-type="float">
            <text:p>0,989642055210673</text:p>
          </table:table-cell>
          <table:table-cell table:formula="of:=IF([.F29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Base déco</text:p>
          </table:table-cell>
          <table:table-cell office:value-type="float" office:value="1000" calcext:value-type="float">
            <text:p>1000</text:p>
          </table:table-cell>
          <table:table-cell table:formula="of:=1/[.B30]" office:value-type="float" office:value="0.001" calcext:value-type="float">
            <text:p>0,001</text:p>
          </table:table-cell>
          <table:table-cell table:formula="of:=1/[.E$39]*[.C30]" office:value-type="float" office:value="0.00161669528463875" calcext:value-type="float">
            <text:p>0,001616695284639</text:p>
          </table:table-cell>
          <table:table-cell/>
          <table:table-cell table:style-name="ce2" table:formula="of:=[.D30]+[.F29]" office:value-type="float" office:value="0.991258750495312" calcext:value-type="float">
            <text:p>0,991258750495312</text:p>
          </table:table-cell>
          <table:table-cell table:formula="of:=IF([.F30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Deviens sourd</text:p>
          </table:table-cell>
          <table:table-cell office:value-type="float" office:value="1000" calcext:value-type="float">
            <text:p>1000</text:p>
          </table:table-cell>
          <table:table-cell table:formula="of:=1/[.B31]" office:value-type="float" office:value="0.001" calcext:value-type="float">
            <text:p>0,001</text:p>
          </table:table-cell>
          <table:table-cell table:formula="of:=1/[.E$39]*[.C31]" office:value-type="float" office:value="0.00161669528463875" calcext:value-type="float">
            <text:p>0,001616695284639</text:p>
          </table:table-cell>
          <table:table-cell/>
          <table:table-cell table:style-name="ce2" table:formula="of:=[.D31]+[.F30]" office:value-type="float" office:value="0.99287544577995" calcext:value-type="float">
            <text:p>0,99287544577995</text:p>
          </table:table-cell>
          <table:table-cell table:formula="of:=IF([.F31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Legendary Stone</text:p>
          </table:table-cell>
          <table:table-cell office:value-type="float" office:value="1000" calcext:value-type="float">
            <text:p>1000</text:p>
          </table:table-cell>
          <table:table-cell table:formula="of:=1/[.B32]" office:value-type="float" office:value="0.001" calcext:value-type="float">
            <text:p>0,001</text:p>
          </table:table-cell>
          <table:table-cell table:formula="of:=1/[.E$39]*[.C32]" office:value-type="float" office:value="0.00161669528463875" calcext:value-type="float">
            <text:p>0,001616695284639</text:p>
          </table:table-cell>
          <table:table-cell/>
          <table:table-cell table:style-name="ce2" table:formula="of:=[.D32]+[.F31]" office:value-type="float" office:value="0.994492141064589" calcext:value-type="float">
            <text:p>0,994492141064589</text:p>
          </table:table-cell>
          <table:table-cell table:formula="of:=IF([.F32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Rodshild</text:p>
          </table:table-cell>
          <table:table-cell office:value-type="float" office:value="1000" calcext:value-type="float">
            <text:p>1000</text:p>
          </table:table-cell>
          <table:table-cell table:formula="of:=1/[.B33]" office:value-type="float" office:value="0.001" calcext:value-type="float">
            <text:p>0,001</text:p>
          </table:table-cell>
          <table:table-cell table:formula="of:=1/[.E$39]*[.C33]" office:value-type="float" office:value="0.00161669528463875" calcext:value-type="float">
            <text:p>0,001616695284639</text:p>
          </table:table-cell>
          <table:table-cell/>
          <table:table-cell table:style-name="ce2" table:formula="of:=[.D33]+[.F32]" office:value-type="float" office:value="0.996108836349228" calcext:value-type="float">
            <text:p>0,996108836349228</text:p>
          </table:table-cell>
          <table:table-cell table:formula="of:=IF([.F33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Camouflage</text:p>
          </table:table-cell>
          <table:table-cell office:value-type="float" office:value="1200" calcext:value-type="float">
            <text:p>1200</text:p>
          </table:table-cell>
          <table:table-cell table:formula="of:=1/[.B34]" office:value-type="float" office:value="0.000833333333333333" calcext:value-type="float">
            <text:p>0,000833333333333</text:p>
          </table:table-cell>
          <table:table-cell table:formula="of:=1/[.E$39]*[.C34]" office:value-type="float" office:value="0.00134724607053229" calcext:value-type="float">
            <text:p>0,001347246070532</text:p>
          </table:table-cell>
          <table:table-cell/>
          <table:table-cell table:style-name="ce2" table:formula="of:=[.D34]+[.F33]" office:value-type="float" office:value="0.99745608241976" calcext:value-type="float">
            <text:p>0,99745608241976</text:p>
          </table:table-cell>
          <table:table-cell table:formula="of:=IF([.F34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Paladium Beacon</text:p>
          </table:table-cell>
          <table:table-cell office:value-type="float" office:value="1200" calcext:value-type="float">
            <text:p>1200</text:p>
          </table:table-cell>
          <table:table-cell table:formula="of:=1/[.B35]" office:value-type="float" office:value="0.000833333333333333" calcext:value-type="float">
            <text:p>0,000833333333333</text:p>
          </table:table-cell>
          <table:table-cell table:formula="of:=1/[.E$39]*[.C35]" office:value-type="float" office:value="0.00134724607053229" calcext:value-type="float">
            <text:p>0,001347246070532</text:p>
          </table:table-cell>
          <table:table-cell/>
          <table:table-cell table:style-name="ce2" table:formula="of:=[.D35]+[.F34]" office:value-type="float" office:value="0.998803328490292" calcext:value-type="float">
            <text:p>0,998803328490292</text:p>
          </table:table-cell>
          <table:table-cell table:formula="of:=IF([.F35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Mega Fast Learner</text:p>
          </table:table-cell>
          <table:table-cell office:value-type="float" office:value="2400" calcext:value-type="float">
            <text:p>2400</text:p>
          </table:table-cell>
          <table:table-cell table:formula="of:=1/[.B36]" office:value-type="float" office:value="0.000416666666666667" calcext:value-type="float">
            <text:p>0,000416666666667</text:p>
          </table:table-cell>
          <table:table-cell table:formula="of:=1/[.E$39]*[.C36]" office:value-type="float" office:value="0.000673623035266147" calcext:value-type="float">
            <text:p>0,000673623035266</text:p>
          </table:table-cell>
          <table:table-cell/>
          <table:table-cell table:style-name="ce2" table:formula="of:=[.D36]+[.F35]" office:value-type="float" office:value="0.999476951525558" calcext:value-type="float">
            <text:p>0,999476951525558</text:p>
          </table:table-cell>
          <table:table-cell table:formula="of:=IF([.F36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Téthanos</text:p>
          </table:table-cell>
          <table:table-cell office:value-type="float" office:value="5000" calcext:value-type="float">
            <text:p>5000</text:p>
          </table:table-cell>
          <table:table-cell table:formula="of:=1/[.B37]" office:value-type="float" office:value="0.0002" calcext:value-type="float">
            <text:p>0,0002</text:p>
          </table:table-cell>
          <table:table-cell table:formula="of:=1/[.E$39]*[.C37]" office:value-type="float" office:value="0.000323339056927751" calcext:value-type="float">
            <text:p>0,000323339056928</text:p>
          </table:table-cell>
          <table:table-cell/>
          <table:table-cell table:style-name="ce2" table:formula="of:=[.D37]+[.F36]" office:value-type="float" office:value="0.999800290582486" calcext:value-type="float">
            <text:p>0,999800290582486</text:p>
          </table:table-cell>
          <table:table-cell table:formula="of:=IF([.F37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Endium Grade</text:p>
          </table:table-cell>
          <table:table-cell office:value-type="float" office:value="10000" calcext:value-type="float">
            <text:p>10000</text:p>
          </table:table-cell>
          <table:table-cell table:formula="of:=1/[.B38]" office:value-type="float" office:value="0.0001" calcext:value-type="float">
            <text:p>0,0001</text:p>
          </table:table-cell>
          <table:table-cell table:formula="of:=1/[.E$39]*[.C38]" office:value-type="float" office:value="0.000161669528463875" calcext:value-type="float">
            <text:p>0,000161669528464</text:p>
          </table:table-cell>
          <table:table-cell/>
          <table:table-cell table:style-name="ce2" table:formula="of:=[.D38]+[.F37]" office:value-type="float" office:value="0.99996196011095" calcext:value-type="float">
            <text:p>0,99996196011095</text:p>
          </table:table-cell>
          <table:table-cell table:formula="of:=IF([.F38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2">
          <table:table-cell office:value-type="string" calcext:value-type="string">
            <text:p>Méga-Thétanos</text:p>
          </table:table-cell>
          <table:table-cell office:value-type="float" office:value="42500" calcext:value-type="float">
            <text:p>42500</text:p>
          </table:table-cell>
          <table:table-cell table:formula="of:=1/[.B39]" office:value-type="float" office:value="0.0000235294117647059" calcext:value-type="float">
            <text:p>2,35294117647059E-05</text:p>
          </table:table-cell>
          <table:table-cell table:formula="of:=1/[.E$39]*[.C39]" office:value-type="float" office:value="0.0000380398890503236" calcext:value-type="float">
            <text:p>3,80398890503236E-05</text:p>
          </table:table-cell>
          <table:table-cell table:formula="of:=SUM([.C2:.C39])" office:value-type="float" office:value="0.618545751633987" calcext:value-type="float">
            <text:p>0,618545751633987</text:p>
          </table:table-cell>
          <table:table-cell table:style-name="ce2" table:formula="of:=[.D39]+[.F38]" office:value-type="float" office:value="1" calcext:value-type="float">
            <text:p>1</text:p>
          </table:table-cell>
          <table:table-cell table:formula="of:=IF([.F39]&lt;[.H$2];&quot;OK&quot;;&quot;KO&quot;)" office:value-type="string" office:string-value="KO" calcext:value-type="string">
            <text:p>KO</text:p>
          </table:table-cell>
          <table:table-cell/>
        </table:table-row>
        <table:table-row table:style-name="ro1">
          <table:table-cell office:value-type="string" calcext:value-type="string">
            <text:p>BOOM</text:p>
          </table:table-cell>
          <table:table-cell office:value-type="float" office:value="20" calcext:value-type="float">
            <text:p>20</text:p>
          </table:table-cell>
          <table:table-cell table:formula="of:=1/[.B40]"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fermé</text:p>
          </table:table-cell>
          <table:table-cell office:value-type="float" office:value="20" calcext:value-type="float">
            <text:p>20</text:p>
          </table:table-cell>
          <table:table-cell table:formula="of:=1/[.B41]"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yser</text:p>
          </table:table-cell>
          <table:table-cell office:value-type="float" office:value="20" calcext:value-type="float">
            <text:p>20</text:p>
          </table:table-cell>
          <table:table-cell table:formula="of:=1/[.B42]"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Fish</text:p>
          </table:table-cell>
          <table:table-cell office:value-type="float" office:value="20" calcext:value-type="float">
            <text:p>20</text:p>
          </table:table-cell>
          <table:table-cell table:formula="of:=1/[.B43]" office:value-type="float" office:value="0.05" calcext:value-type="float">
            <text:p>0,05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Un peu de silence ne fait pas de mal</text:p>
          </table:table-cell>
          <table:table-cell office:value-type="float" office:value="20" calcext:value-type="float">
            <text:p>20</text:p>
          </table:table-cell>
          <table:table-cell table:formula="of:=1/[.B44]"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om</text:p>
          </table:table-cell>
          <table:table-cell office:value-type="float" office:value="30" calcext:value-type="float">
            <text:p>30</text:p>
          </table:table-cell>
          <table:table-cell table:formula="of:=1/[.B45]" office:value-type="float" office:value="0.0333333333333333" calcext:value-type="float">
            <text:p>0,033333333333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’est un traquenard !</text:p>
          </table:table-cell>
          <table:table-cell office:value-type="float" office:value="30" calcext:value-type="float">
            <text:p>30</text:p>
          </table:table-cell>
          <table:table-cell table:formula="of:=1/[.B46]" office:value-type="float" office:value="0.0333333333333333" calcext:value-type="float">
            <text:p>0,0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ggy Rodéo</text:p>
          </table:table-cell>
          <table:table-cell office:value-type="float" office:value="30" calcext:value-type="float">
            <text:p>30</text:p>
          </table:table-cell>
          <table:table-cell table:formula="of:=1/[.B47]" office:value-type="float" office:value="0.0333333333333333" calcext:value-type="float">
            <text:p>0,033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ssssssss</text:p>
          </table:table-cell>
          <table:table-cell office:value-type="float" office:value="30" calcext:value-type="float">
            <text:p>30</text:p>
          </table:table-cell>
          <table:table-cell table:formula="of:=1/[.B48]" office:value-type="float" office:value="0.0333333333333333" calcext:value-type="float">
            <text:p>0,033333333333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ée vers les minerais</text:p>
          </table:table-cell>
          <table:table-cell office:value-type="float" office:value="30" calcext:value-type="float">
            <text:p>30</text:p>
          </table:table-cell>
          <table:table-cell table:formula="of:=1/[.B49]" office:value-type="float" office:value="0.0333333333333333" calcext:value-type="float">
            <text:p>0,03333333333333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 + 0 = La tête à Toto</text:p>
          </table:table-cell>
          <table:table-cell office:value-type="float" office:value="40" calcext:value-type="float">
            <text:p>40</text:p>
          </table:table-cell>
          <table:table-cell table:formula="of:=1/[.B50]" office:value-type="float" office:value="0.025" calcext:value-type="float">
            <text:p>0,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umer le feu</text:p>
          </table:table-cell>
          <table:table-cell office:value-type="float" office:value="40" calcext:value-type="float">
            <text:p>40</text:p>
          </table:table-cell>
          <table:table-cell table:formula="of:=1/[.B51]" office:value-type="float" office:value="0.025" calcext:value-type="float">
            <text:p>0,0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stant break up</text:p>
          </table:table-cell>
          <table:table-cell office:value-type="float" office:value="40" calcext:value-type="float">
            <text:p>40</text:p>
          </table:table-cell>
          <table:table-cell table:formula="of:=1/[.B52]" office:value-type="float" office:value="0.025" calcext:value-type="float">
            <text:p>0,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r la Lune</text:p>
          </table:table-cell>
          <table:table-cell office:value-type="float" office:value="40" calcext:value-type="float">
            <text:p>40</text:p>
          </table:table-cell>
          <table:table-cell table:formula="of:=1/[.B53]" office:value-type="float" office:value="0.025" calcext:value-type="float">
            <text:p>0,0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 Hero</text:p>
          </table:table-cell>
          <table:table-cell office:value-type="float" office:value="40" calcext:value-type="float">
            <text:p>40</text:p>
          </table:table-cell>
          <table:table-cell table:formula="of:=1/[.B54]" office:value-type="float" office:value="0.025" calcext:value-type="float">
            <text:p>0,0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tman nerveux</text:p>
          </table:table-cell>
          <table:table-cell office:value-type="float" office:value="50" calcext:value-type="float">
            <text:p>50</text:p>
          </table:table-cell>
          <table:table-cell table:formula="of:=1/[.B55]" office:value-type="float" office:value="0.02" calcext:value-type="float">
            <text:p>0,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hast dans l’âme</text:p>
          </table:table-cell>
          <table:table-cell office:value-type="float" office:value="50" calcext:value-type="float">
            <text:p>50</text:p>
          </table:table-cell>
          <table:table-cell table:formula="of:=1/[.B56]" office:value-type="float" office:value="0.02" calcext:value-type="float">
            <text:p>0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s relou</text:p>
          </table:table-cell>
          <table:table-cell office:value-type="float" office:value="50" calcext:value-type="float">
            <text:p>50</text:p>
          </table:table-cell>
          <table:table-cell table:formula="of:=1/[.B57]" office:value-type="float" office:value="0.02" calcext:value-type="float">
            <text:p>0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 pas casser</text:p>
          </table:table-cell>
          <table:table-cell office:value-type="float" office:value="50" calcext:value-type="float">
            <text:p>50</text:p>
          </table:table-cell>
          <table:table-cell table:formula="of:=1/[.B58]" office:value-type="float" office:value="0.02" calcext:value-type="float">
            <text:p>0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m TP</text:p>
          </table:table-cell>
          <table:table-cell office:value-type="float" office:value="50" calcext:value-type="float">
            <text:p>50</text:p>
          </table:table-cell>
          <table:table-cell table:formula="of:=1/[.B59]" office:value-type="float" office:value="0.02" calcext:value-type="float">
            <text:p>0,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ut feu tout flamme</text:p>
          </table:table-cell>
          <table:table-cell office:value-type="float" office:value="50" calcext:value-type="float">
            <text:p>50</text:p>
          </table:table-cell>
          <table:table-cell table:formula="of:=1/[.B60]" office:value-type="float" office:value="0.02" calcext:value-type="float">
            <text:p>0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ctime</text:p>
          </table:table-cell>
          <table:table-cell office:value-type="float" office:value="50" calcext:value-type="float">
            <text:p>50</text:p>
          </table:table-cell>
          <table:table-cell table:formula="of:=1/[.B61]" office:value-type="float" office:value="0.02" calcext:value-type="float">
            <text:p>0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BOOM</text:p>
          </table:table-cell>
          <table:table-cell office:value-type="float" office:value="70" calcext:value-type="float">
            <text:p>70</text:p>
          </table:table-cell>
          <table:table-cell table:formula="of:=1/[.B62]" office:value-type="float" office:value="0.0142857142857143" calcext:value-type="float">
            <text:p>0,0142857142857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achnoTrap</text:p>
          </table:table-cell>
          <table:table-cell office:value-type="float" office:value="80" calcext:value-type="float">
            <text:p>80</text:p>
          </table:table-cell>
          <table:table-cell table:formula="of:=1/[.B63]" office:value-type="float" office:value="0.0125" calcext:value-type="float">
            <text:p>0,0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siTrap</text:p>
          </table:table-cell>
          <table:table-cell office:value-type="float" office:value="80" calcext:value-type="float">
            <text:p>80</text:p>
          </table:table-cell>
          <table:table-cell table:formula="of:=1/[.B64]" office:value-type="float" office:value="0.0125" calcext:value-type="float">
            <text:p>0,012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n voit pas le fond du bol</text:p>
          </table:table-cell>
          <table:table-cell office:value-type="float" office:value="80" calcext:value-type="float">
            <text:p>80</text:p>
          </table:table-cell>
          <table:table-cell table:formula="of:=1/[.B65]" office:value-type="float" office:value="0.0125" calcext:value-type="float">
            <text:p>0,0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daboum</text:p>
          </table:table-cell>
          <table:table-cell office:value-type="float" office:value="100" calcext:value-type="float">
            <text:p>100</text:p>
          </table:table-cell>
          <table:table-cell table:formula="of:=1/[.B66]"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oom les mobs</text:p>
          </table:table-cell>
          <table:table-cell office:value-type="float" office:value="100" calcext:value-type="float">
            <text:p>100</text:p>
          </table:table-cell>
          <table:table-cell table:formula="of:=1/[.B67]"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 attitude</text:p>
          </table:table-cell>
          <table:table-cell office:value-type="float" office:value="100" calcext:value-type="float">
            <text:p>100</text:p>
          </table:table-cell>
          <table:table-cell table:formula="of:=1/[.B68]"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’ai glissé chef</text:p>
          </table:table-cell>
          <table:table-cell office:value-type="float" office:value="100" calcext:value-type="float">
            <text:p>100</text:p>
          </table:table-cell>
          <table:table-cell table:formula="of:=1/[.B69]"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her activé !</text:p>
          </table:table-cell>
          <table:table-cell office:value-type="float" office:value="100" calcext:value-type="float">
            <text:p>100</text:p>
          </table:table-cell>
          <table:table-cell table:formula="of:=1/[.B70]"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Shot</text:p>
          </table:table-cell>
          <table:table-cell office:value-type="float" office:value="100" calcext:value-type="float">
            <text:p>100</text:p>
          </table:table-cell>
          <table:table-cell table:formula="of:=1/[.B71]"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anesque</text:p>
          </table:table-cell>
          <table:table-cell office:value-type="float" office:value="100" calcext:value-type="float">
            <text:p>100</text:p>
          </table:table-cell>
          <table:table-cell table:formula="of:=1/[.B72]" office:value-type="float" office:value="0.01" calcext:value-type="float">
            <text:p>0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e au trésor</text:p>
          </table:table-cell>
          <table:table-cell office:value-type="float" office:value="200" calcext:value-type="float">
            <text:p>200</text:p>
          </table:table-cell>
          <table:table-cell table:formula="of:=1/[.B73]" office:value-type="float" office:value="0.005" calcext:value-type="float">
            <text:p>0,0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rte au trésor “2”</text:p>
          </table:table-cell>
          <table:table-cell office:value-type="float" office:value="200" calcext:value-type="float">
            <text:p>200</text:p>
          </table:table-cell>
          <table:table-cell table:formula="of:=1/[.B74]" office:value-type="float" office:value="0.005" calcext:value-type="float">
            <text:p>0,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sta la vista</text:p>
          </table:table-cell>
          <table:table-cell office:value-type="float" office:value="200" calcext:value-type="float">
            <text:p>200</text:p>
          </table:table-cell>
          <table:table-cell table:formula="of:=1/[.B75]" office:value-type="float" office:value="0.005" calcext:value-type="float">
            <text:p>0,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lexe</text:p>
          </table:table-cell>
          <table:table-cell office:value-type="float" office:value="200" calcext:value-type="float">
            <text:p>200</text:p>
          </table:table-cell>
          <table:table-cell table:formula="of:=1/[.B76]" office:value-type="float" office:value="0.005" calcext:value-type="float">
            <text:p>0,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 mort ou…</text:p>
          </table:table-cell>
          <table:table-cell office:value-type="float" office:value="500" calcext:value-type="float">
            <text:p>500</text:p>
          </table:table-cell>
          <table:table-cell table:formula="of:=1/[.B77]" office:value-type="float" office:value="0.002" calcext:value-type="float">
            <text:p>0,0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adin</text:p>
          </table:table-cell>
          <table:table-cell office:value-type="float" office:value="500" calcext:value-type="float">
            <text:p>500</text:p>
          </table:table-cell>
          <table:table-cell table:formula="of:=1/[.B78]" office:value-type="float" office:value="0.002" calcext:value-type="float">
            <text:p>0,0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a dirt, c’est bien</text:p>
          </table:table-cell>
          <table:table-cell office:value-type="float" office:value="1000" calcext:value-type="float">
            <text:p>1000</text:p>
          </table:table-cell>
          <table:table-cell table:formula="of:=1/[.B79]" office:value-type="float" office:value="0.001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 ki ?</text:p>
          </table:table-cell>
          <table:table-cell office:value-type="float" office:value="1000" calcext:value-type="float">
            <text:p>1000</text:p>
          </table:table-cell>
          <table:table-cell table:formula="of:=1/[.B80]" office:value-type="float" office:value="0.001" calcext:value-type="float">
            <text:p>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iforce</text:p>
          </table:table-cell>
          <table:table-cell office:value-type="float" office:value="1000" calcext:value-type="float">
            <text:p>1000</text:p>
          </table:table-cell>
          <table:table-cell table:formula="of:=1/[.B81]" office:value-type="float" office:value="0.001" calcext:value-type="float">
            <text:p>0,00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Good Bye have a great time!</text:p>
          </table:table-cell>
          <table:table-cell office:value-type="float" office:value="2000" calcext:value-type="float">
            <text:p>2000</text:p>
          </table:table-cell>
          <table:table-cell table:formula="of:=1/[.B82]" office:value-type="float" office:value="0.0005" calcext:value-type="float">
            <text:p>0,000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ilence, ça tourne</text:p>
          </table:table-cell>
          <table:table-cell office:value-type="float" office:value="2000" calcext:value-type="float">
            <text:p>2000</text:p>
          </table:table-cell>
          <table:table-cell table:formula="of:=1/[.B83]" office:value-type="float" office:value="0.0005" calcext:value-type="float">
            <text:p>0,00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6:16:05.9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ouis WALTER</meta:initial-creator>
    <meta:creation-date>2020-10-19T21:30:40.263000000</meta:creation-date>
    <dc:date>2020-10-20T19:51:20.459000000</dc:date>
    <dc:creator>Louis WALTER</dc:creator>
    <meta:editing-duration>PT3H17M47S</meta:editing-duration>
    <meta:editing-cycles>3</meta:editing-cycles>
    <meta:generator>LibreOffice/7.0.1.2$Windows_X86_64 LibreOffice_project/7cbcfc562f6eb6708b5ff7d7397325de9e764452</meta:generator>
    <meta:document-statistic meta:table-count="1" meta:cell-count="369" meta:object-count="0"/>
  </office:meta>
</office:document-meta>
</file>